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6c823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Standard">
      <style:text-properties officeooo:rsid="00089341" officeooo:paragraph-rsid="00089341"/>
    </style:style>
    <style:style style:name="P4" style:family="paragraph" style:parent-style-name="Standard">
      <style:text-properties officeooo:rsid="00089341" officeooo:paragraph-rsid="00089341"/>
    </style:style>
    <style:style style:name="P5" style:family="paragraph" style:parent-style-name="Standard">
      <style:text-properties officeooo:rsid="000a1925" officeooo:paragraph-rsid="000a1925"/>
    </style:style>
    <style:style style:name="P6" style:family="paragraph" style:parent-style-name="Standard">
      <style:text-properties officeooo:rsid="000c43ba" officeooo:paragraph-rsid="000c43ba"/>
    </style:style>
    <style:style style:name="P7" style:family="paragraph" style:parent-style-name="Standard">
      <style:text-properties officeooo:rsid="000e1c27" officeooo:paragraph-rsid="000e1c27"/>
    </style:style>
    <style:style style:name="P8" style:family="paragraph" style:parent-style-name="Standard">
      <style:text-properties officeooo:rsid="000f5fe9" officeooo:paragraph-rsid="000f5fe9"/>
    </style:style>
    <style:style style:name="T1" style:family="text">
      <style:text-properties officeooo:rsid="0006c823"/>
    </style:style>
    <style:style style:name="T2" style:family="text">
      <style:text-properties officeooo:rsid="000b19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DATA TYPES</text:span></text:span></text:p>
      <text:p text:style-name="Preformatted_20_Text"><text:span text:style-name="Source_20_Text">boolean = True</text:span></text:p>
      <text:p text:style-name="Preformatted_20_Text"><text:span text:style-name="Source_20_Text">number = 1.1</text:span></text:p>
      <text:p text:style-name="Preformatted_20_Text"><text:span text:style-name="Source_20_Text">string = "Strings can be declared with single or double quotes."</text:span></text:p>
      <text:p text:style-name="Preformatted_20_Text"><text:span text:style-name="Source_20_Text">list = ["Lists can have", 1, 2, 3, 4, "or more types together!"]</text:span></text:p>
      <text:p text:style-name="Preformatted_20_Text"><text:span text:style-name="Source_20_Text">tuple = ("Tuples", "can have", "more than", 2, "elements!")</text:span></text:p>
      <text:p text:style-name="Preformatted_20_Text"><text:span text:style-name="Source_20_Text">dictionary = {'one': 1, 'two': 2, 'three': 3}</text:span></text:p>
      <text:p text:style-name="P2"><text:span text:style-name="Source_20_Text">variable_with_zero_data = None</text:span></text:p>
      <text:p text:style-name="P3">FUNCTIONS?</text:p>
      <text:p text:style-name="P3"/>
      <text:p text:style-name="P3"/>
      <text:p text:style-name="P3">CLASSES?</text:p>
      <text:p text:style-name="P3"/>
      <text:p text:style-name="P5">EFFICIENCY = COMPLEXITY → how well are you using your computer resources to get a particular job done <text:span text:style-name="T2">( space | time ) … if you can get the same result by doing less, have in mind the goal of reducing repetition </text:span></text:p>
      <text:p text:style-name="P5"/>
      <text:p text:style-name="P6">ALGORITHM = series of steps for solving a problem</text:p>
      <text:p text:style-name="P6"/>
      <text:p text:style-name="P7">What is more important the time of the person using your code or is the amount of memory needed is more important?</text:p>
      <text:p text:style-name="P7"/>
      <text:p text:style-name="P8">We can describe efficiency of code using <text:line-break/>BIG-O NOTATION: O(n) || (n→ mathematical function)</text:p>
      <text:p text:style-name="P8">n =&gt; length of an input to your function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2T17:28:52.764631071</meta:creation-date>
    <meta:generator>LibreOffice/6.4.7.2$Linux_X86_64 LibreOffice_project/40$Build-2</meta:generator>
    <dc:date>2021-12-03T17:50:46.111786807</dc:date>
    <meta:editing-duration>PT14H10M28S</meta:editing-duration>
    <meta:editing-cycles>7</meta:editing-cycles>
    <meta:document-statistic meta:table-count="0" meta:image-count="0" meta:object-count="0" meta:page-count="1" meta:paragraph-count="15" meta:word-count="150" meta:character-count="823" meta:non-whitespace-character-count="686"/>
  </office:meta>
</office:document-meta>
</file>